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style:text-properties fo:language="en" fo:country="GB"/>
    </style:style>
    <style:style style:name="P2" style:parent-style-name="Normal" style:family="paragraph">
      <style:paragraph-properties fo:margin-bottom="0in"/>
      <style:text-properties fo:language="en" fo:country="GB"/>
    </style:style>
    <style:style style:name="P3" style:parent-style-name="Normal" style:family="paragraph">
      <style:paragraph-properties fo:margin-bottom="0in"/>
      <style:text-properties fo:language="en" fo:country="GB"/>
    </style:style>
    <style:style style:name="P4" style:parent-style-name="Normal" style:family="paragraph">
      <style:paragraph-properties fo:margin-bottom="0in"/>
      <style:text-properties fo:language="en" fo:country="GB"/>
    </style:style>
    <style:style style:name="P5" style:parent-style-name="Normal" style:family="paragraph">
      <style:text-properties fo:language="en" fo:country="GB"/>
    </style:style>
    <style:style style:name="T6" style:parent-style-name="DefaultParagraphFont" style:family="text">
      <style:text-properties fo:language="en" fo:country="GB"/>
    </style:style>
  </office:automatic-styles>
  <office:body>
    <office:text text:use-soft-page-breaks="true">
      <text:p text:style-name="P1">Project report for week starting<text:s/>2<text:s/>March 2020</text:p>
      <text:p text:style-name="P2">07/03/20</text:p>
      <text:p text:style-name="P3">Shane Higgins</text:p>
      <text:p text:style-name="P4"/>
      <text:p text:style-name="P5">The hardware for the app has final started to come into its own. The chassis is fully built and has been tested with one ultrasonic senor.</text:p>
      <text:p text:style-name="Normal"><text:span text:style-name="T6">Got 3D printed holders for the ultrasonic sensors from Stephen which let me have them mounted on to the chassis and test all three sensors with some success. Still need more testing but getting the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paragraph-properties style:vertical-align="baseline" fo:line-height="102%"/>
      <style:text-properties style:font-name="Calibri" style:font-name-asian="Calibri" style:font-name-complex="Times New Roman"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ANE HIGGINS</meta:initial-creator>
    <dc:creator>SHANE HIGGINS - Student</dc:creator>
    <meta:creation-date>2020-05-13T11:01:00Z</meta:creation-date>
    <dc:date>2020-05-13T11:18:00Z</dc:date>
    <meta:template xlink:href="Normal" xlink:type="simple"/>
    <meta:editing-cycles>2</meta:editing-cycles>
    <meta:editing-duration>PT1020S</meta:editing-duration>
    <meta:document-statistic meta:page-count="1" meta:paragraph-count="1" meta:word-count="61" meta:character-count="409" meta:row-count="2" meta:non-whitespace-character-count="349"/>
  </office:meta>
</office:document-meta>
</file>